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3" style:parent-style-name="Hyperlink" style:family="text"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7" style:parent-style-name="Fonteparág.padrão" style:family="text">
      <style:text-properties style:font-name="Helvetica" fo:language="en" fo:country="US"/>
    </style:style>
    <style:style style:name="T8" style:parent-style-name="Fonteparág.padrão" style:family="text">
      <style:text-properties style:font-name="Helvetica" fo:language="en" fo:country="US"/>
    </style:style>
    <style:style style:name="T9" style:parent-style-name="Hyperlink" style:family="text">
      <style:text-properties style:font-name="Helvetica" fo:language="en" fo:country="US"/>
    </style:style>
  </office:automatic-styles>
  <office:body>
    <office:text text:use-soft-page-breaks="true">
      <text:p text:style-name="P1"><text:bookmark-start text:name="_Hlt11411058"/><text:bookmark-start text:name="_Hlt11411059"/><text:bookmark-start text:name="_Hlt11411063"/>For the general instructions on how to build the website, from a template:</text:p>
      <text:p text:style-name="P2"><text:a xlink:href="https://mmistakes.github.io/minimal-mistakes/docs/quick-start-guide/" office:target-frame-name="_top" xlink:show="replace"><text:span text:style-name="T3">https://mmistakes.github.io/minimal-mistakes/docs/quick-start-guide/</text:span></text:a><text:bookmark-end text:name="_Hlt11411058"/><text:bookmark-end text:name="_Hlt11411059"/><text:bookmark-end text:name="_Hlt11411063"/></text:p>
      <text:p text:style-name="P4"/>
      <text:p text:style-name="P5"/>
      <text:p text:style-name="P6"><text:span text:style-name="T7">For the use of icons,</text:span><text:span text:style-name="T8"><text:s/>they use basically two methods. For details see:<text:s/></text:span><text:a xlink:href="https://idratherbewriting.com/documentation-theme-jekyll/mydoc_icons.html" office:target-frame-name="_top" xlink:show="replace"><text:span text:style-name="T9">https://idratherbewriting.com/documentation-theme-jekyll/mydoc_icons.htm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muelCarleial</dc:creator>
    <meta:creation-date>2019-06-14T11:24:00Z</meta:creation-date>
    <dc:date>2019-06-14T11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72" meta:character-count="465" meta:row-count="3" meta:non-whitespace-character-count="394"/>
  </office:meta>
</office:document-meta>
</file>